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h text:outline-level="3" text:style-name="P12"><text:span text:style-name="T10">导出docx文档错误</text:span></text:h>
      <text:p text:style-name="P6"><text:span text:style-name="T8"><text:s text:c="14"/>导出文档自身都无法正确读取</text:span></text:p>
      <text:p text:style-name="P6"/>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9</meta:editing-cycles>
    <dc:date>2021-11-30T17:12:50</dc:date>
    <meta:creation-date>2008-08-22T11:41:04</meta:creation-date>
  </office:meta>
</office:document-meta>
</file>